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 var" svg:font-family="'Inter var', apple-system, BlinkMacSystemFont, 'Segoe UI', 'Helvetica Neue', Helvetica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language="es" fo:country="UY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s" fo:country="UY" fo:font-weight="bold" fo:background-color="#ffff00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language="es" fo:country="UY" fo:background-color="#ffff00"/>
    </style:style>
    <style:style style:name="P12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13" style:family="paragraph" style:parent-style-name="Standard" style:list-style-name="L1">
      <style:paragraph-properties fo:text-align="start" style:justify-single-word="false"/>
      <style:text-properties fo:language="en" fo:country="US" fo:background-color="#ffff00"/>
    </style:style>
    <style:style style:name="P14" style:family="paragraph" style:parent-style-name="Standard" style:list-style-name="L1">
      <style:paragraph-properties fo:text-align="start" style:justify-single-word="false"/>
      <style:text-properties fo:language="en" fo:country="US" fo:font-weight="bold" fo:background-color="#ffff00" style:font-weight-asian="bold" style:font-weight-complex="bold"/>
    </style:style>
    <style:style style:name="P15" style:family="paragraph" style:parent-style-name="Table_20_Contents" style:list-style-name="L1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6" style:family="paragraph" style:parent-style-name="Table_20_Contents" style:list-style-name="L2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7" style:family="paragraph" style:parent-style-name="Table_20_Contents" style:list-style-name="L2">
      <style:text-properties fo:language="en" fo:country="US" fo:font-weight="bold" fo:background-color="#ff99ff" style:font-weight-asian="bold" style:font-weight-complex="bold"/>
    </style:style>
    <style:style style:name="P18" style:family="paragraph" style:parent-style-name="Table_20_Contents" style:list-style-name="L2">
      <style:paragraph-properties fo:text-align="start" style:justify-single-word="false"/>
      <style:text-properties fo:language="en" fo:country="US"/>
    </style:style>
    <style:style style:name="P19" style:family="paragraph" style:parent-style-name="Table_20_Contents" style:list-style-name="L3">
      <style:paragraph-properties fo:text-align="start" style:justify-single-word="false"/>
      <style:text-properties fo:language="en" fo:country="US"/>
    </style:style>
    <style:style style:name="P20" style:family="paragraph" style:parent-style-name="Table_20_Contents" style:list-style-name="L2">
      <style:text-properties fo:font-weight="bold" style:font-weight-asian="bold" style:font-weight-complex="bold"/>
    </style:style>
    <style:style style:name="P21" style:family="paragraph" style:parent-style-name="Table_20_Contents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Table_20_Contents" style:list-style-name="L2">
      <style:paragraph-properties fo:text-align="start" style:justify-single-word="false"/>
      <style:text-properties fo:font-weight="bold" fo:background-color="#ff66ff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bold" fo:background-color="#ff99ff" style:font-weight-asian="bold" style:font-weight-complex="bold"/>
    </style:style>
    <style:style style:name="T4" style:family="text">
      <style:text-properties fo:font-weight="bold" fo:background-color="#ff66ff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fo:background-color="#ffff00" style:font-weight-asian="bold" style:font-weight-complex="bold"/>
    </style:style>
    <style:style style:name="T7" style:family="text">
      <style:text-properties fo:language="en" fo:country="US" fo:background-color="#ffff00"/>
    </style:style>
    <style:style style:name="T8" style:family="text">
      <style:text-properties fo:language="en" fo:country="US" fo:background-color="#ff99ff"/>
    </style:style>
    <style:style style:name="T9" style:family="text">
      <style:text-properties fo:background-color="#ffff00"/>
    </style:style>
    <style:style style:name="T10" style:family="text">
      <style:text-properties fo:font-variant="normal" fo:text-transform="none" fo:color="#333333" style:font-name="Inter var" fo:font-size="12.75pt" fo:letter-spacing="normal" fo:font-style="italic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Diseno web creativo</text:span> </text:p>
      <text:p text:style-name="P3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5"><text:span text:style-name="T1">Presentacion</text:span> </text:p>
          </table:table-cell>
          <table:table-cell table:style-name="Tabla1.C1" office:value-type="string">
            <text:p text:style-name="P4"/>
          </table:table-cell>
        </table:table-row>
        <table:table-row>
          <table:table-cell table:style-name="Tabla1.A2" office:value-type="string">
            <text:list xml:id="list9060247484067565795" text:style-name="L1">
              <text:list-item>
                <text:p text:style-name="P7"><text:span text:style-name="T1">DXR Zone </text:span><text:s/></text:p>
              </text:list-item>
            </text:list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list xml:id="list32536990" text:continue-numbering="true" text:style-name="L1">
              <text:list-item>
                <text:p text:style-name="P8">Influencias </text:p>
              </text:list-item>
            </text:list>
          </table:table-cell>
          <table:table-cell table:style-name="Tabla1.A2" office:value-type="string">
            <text:list xml:id="list32531009" text:continue-numbering="true" text:style-name="L1">
              <text:list-item>
                <text:p text:style-name="P7">Extrañas interfaces de Usuario . Juegos , literatura infantil </text:p>
              </text:list-item>
            </text:list>
          </table:table-cell>
          <table:table-cell table:style-name="Tabla1.C2" office:value-type="string">
            <text:list xml:id="list32518496" text:continue-numbering="true" text:style-name="L1">
              <text:list-header>
                <text:p text:style-name="P7"><text:a xlink:type="simple" xlink:href="https://www.domestika.org/es/courses/2309-diseno-web-creativo-planificacion-y-programacion-desde-cero/units/11249-introduccion" text:style-name="Internet_20_link" text:visited-style-name="Visited_20_Internet_20_Link">https://www.domestika.org/es/courses/2309-diseno-web-creativo-planificacion-y-programacion-desde-cero/units/11249-introduccion</text:a> (referencias al pie)</text:p>
              </text:list-header>
              <text:list-item>
                <text:p text:style-name="P7"><text:a xlink:type="simple" xlink:href="https://alicestew.art/" text:style-name="Internet_20_link" text:visited-style-name="Visited_20_Internet_20_Link">https://alicestew.art/</text:a> </text:p>
              </text:list-item>
              <text:list-item>
                <text:p text:style-name="P7"><text:a xlink:type="simple" xlink:href="https://isjackwild.com/" text:style-name="Internet_20_link" text:visited-style-name="Visited_20_Internet_20_Link">https://isjackwild.com/</text:a> <text:s/><text:a xlink:type="simple" xlink:href="https://2019.fatstudio.co.uk/" text:style-name="Internet_20_link" text:visited-style-name="Visited_20_Internet_20_Link">https://2019.fatstudio.co.uk/</text:a> <text:s/></text:p>
              </text:list-item>
            </text:list>
          </table:table-cell>
        </table:table-row>
        <table:table-row>
          <table:table-cell table:style-name="Tabla1.A2" office:value-type="string">
            <text:list xml:id="list32533856" text:continue-numbering="true" text:style-name="L1">
              <text:list-item>
                <text:p text:style-name="P8">Curso </text:p>
              </text:list-item>
            </text:list>
          </table:table-cell>
          <table:table-cell table:style-name="Tabla1.A2" office:value-type="string">
            <text:list xml:id="list32518137" text:continue-numbering="true" text:style-name="L1">
              <text:list-item>
                <text:p text:style-name="P7">Portfolio . </text:p>
              </text:list-item>
              <text:list-item>
                <text:p text:style-name="P7">Concepto </text:p>
              </text:list-item>
              <text:list-item>
                <text:p text:style-name="P8">Mood Board (mapa de inspiracion)</text:p>
              </text:list-item>
              <text:list-item>
                <text:p text:style-name="P7">Figma para disenar el sitio , Atom para programar . </text:p>
              </text:list-item>
              <text:list-item>
                <text:p text:style-name="P7">Are.na para recopilar imagenes de referencia . </text:p>
              </text:list-item>
            </text:list>
          </table:table-cell>
          <table:table-cell table:style-name="Tabla1.C2" office:value-type="string">
            <text:list xml:id="list32533598" text:continue-numbering="true" text:style-name="L1">
              <text:list-item>
                <text:p text:style-name="P9"><text:a xlink:type="simple" xlink:href="https://www.are.na/dxr-zone/website-references-li3rrnmvgtk" text:style-name="Internet_20_link" text:visited-style-name="Visited_20_Internet_20_Link">https://www.are.na/dxr-zone/website-references-li3rrnmvgtk</text:a><text:span text:style-name="T5"> <text:s/></text:span></text:p>
              </text:list-item>
            </text:list>
          </table:table-cell>
        </table:table-row>
        <table:table-row>
          <table:table-cell table:style-name="Tabla1.A2" office:value-type="string">
            <text:list xml:id="list32518935" text:continue-numbering="true" text:style-name="L1">
              <text:list-header>
                <text:p text:style-name="P15"/>
              </text:list-header>
            </text:list>
          </table:table-cell>
          <table:table-cell table:style-name="Tabla1.A2" office:value-type="string">
            <text:list xml:id="list32543505" text:continue-numbering="true" text:style-name="L1">
              <text:list-item>
                <text:p text:style-name="P15">Planificacion y diseno </text:p>
              </text:list-item>
            </text:list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list xml:id="list2503867000099250844" text:style-name="L2">
              <text:list-item>
                <text:p text:style-name="P20">Construyendo el concepto </text:p>
              </text:list-item>
            </text:list>
          </table:table-cell>
          <table:table-cell table:style-name="Tabla1.A2" office:value-type="string">
            <text:list xml:id="list32546912" text:continue-numbering="true" text:style-name="L2">
              <text:list-item>
                <text:p text:style-name="P24">Pensar funcionalidades antes que vista </text:p>
              </text:list-item>
              <text:list-item>
                <text:p text:style-name="P24">landing page <text:span text:style-name="T5">(pagina de inicio ) que llame la atencion ,que anime a quedarse en el sitio , vista , sonido ,cosas que no hagan nada funcional en particular y cosas que obviamente si , datos de contacto </text:span></text:p>
              </text:list-item>
            </text:list>
          </table:table-cell>
          <table:table-cell table:style-name="Tabla1.C2" office:value-type="string">
            <text:list xml:id="list32527280" text:continue-list="list32543505" text:style-name="L1">
              <text:list-header>
                <text:p text:style-name="P12"/>
              </text:list-header>
            </text:list>
          </table:table-cell>
        </table:table-row>
        <table:table-row>
          <table:table-cell table:style-name="Tabla1.A2" office:value-type="string">
            <text:list xml:id="list32522043" text:continue-numbering="true" text:style-name="L1">
              <text:list-item>
                <text:p text:style-name="P10">Recopilacion de referencias :</text:p>
              </text:list-item>
            </text:list>
          </table:table-cell>
          <table:table-cell table:style-name="Tabla1.A2" office:value-type="string">
            <text:list xml:id="list32532117" text:continue-numbering="true" text:style-name="L1">
              <text:list-item>
                <text:p text:style-name="P11">libros ,carteles , revistas ,<text:span text:style-name="T5">cine,series</text:span>: <text:span text:style-name="T5">tipografia ,diseno ,collage, combinacion de colores , estetica general , la idea es emular o hacer referencias , CINE </text:span></text:p>
              </text:list-item>
              <text:list-item>
                <text:p text:style-name="P13">carteleria rave </text:p>
              </text:list-item>
              <text:list-item>
                <text:p text:style-name="P13">todo muy bintage </text:p>
              </text:list-item>
              <text:list-item>
                <text:p text:style-name="P13"><text:soft-page-break/>Recopilar y tratar imagenes </text:p>
              </text:list-item>
              <text:list-item>
                <text:p text:style-name="P13">Funcionalidades en el mouse , interaccion </text:p>
              </text:list-item>
            </text:list>
          </table:table-cell>
          <table:table-cell table:style-name="Tabla1.C2" office:value-type="string">
            <text:list xml:id="list32539459" text:continue-numbering="true" text:style-name="L1">
              <text:list-item>
                <text:p text:style-name="P7"><text:span text:style-name="T6">Sitios web </text:span><text:span text:style-name="T7">: </text:span><text:a xlink:type="simple" xlink:href="https://www.hoverstat.es/" text:style-name="Internet_20_link" text:visited-style-name="Visited_20_Internet_20_Link"><text:span text:style-name="T9">https://www.hoverstat.es/</text:span></text:a><text:span text:style-name="T7"> (muy completo)</text:span></text:p>
              </text:list-item>
              <text:list-item>
                <text:p text:style-name="P12"><text:a xlink:type="simple" xlink:href="https://loadmo.re/" text:style-name="Internet_20_link" text:visited-style-name="Visited_20_Internet_20_Link"><text:span text:style-name="T9">https://loadmo.re/</text:span></text:a><text:span text:style-name="T9"> </text:span></text:p>
                <text:p text:style-name="P13">(para moviles)</text:p>
              </text:list-item>
              <text:list-item>
                <text:p text:style-name="P14">Puede ser util hacerse de libros viejos de feria </text:p>
              </text:list-item>
              <text:list-item>
                <text:p text:style-name="P14">Discos , tapas y contratapas </text:p>
              </text:list-item>
            </text:list>
          </table:table-cell>
        </table:table-row>
        <table:table-row>
          <table:table-cell table:style-name="Tabla1.A2" office:value-type="string">
            <text:list xml:id="list32523002" text:continue-list="list32546912" text:style-name="L2">
              <text:list-item>
                <text:p text:style-name="P17">Mood Board (mapa de inspiracion )</text:p>
              </text:list-item>
            </text:list>
          </table:table-cell>
          <table:table-cell table:style-name="Tabla1.A2" office:value-type="string">
            <text:list xml:id="list32544969" text:continue-numbering="true" text:style-name="L2">
              <text:list-item>
                <text:p text:style-name="P21"><text:span text:style-name="T8">Are.na</text:span><text:span text:style-name="T5"> es para acumular referencias </text:span></text:p>
              </text:list-item>
              <text:list-item>
                <text:p text:style-name="P16">Creando una coleccion de referencias Visuales <text:s text:c="2"/>y anotaciones referentes a las mismas </text:p>
              </text:list-item>
              <text:list-item>
                <text:p text:style-name="P16"/>
              </text:list-item>
            </text:list>
          </table:table-cell>
          <table:table-cell table:style-name="Tabla1.C2" office:value-type="string">
            <text:list xml:id="list32544252" text:continue-numbering="true" text:style-name="L2">
              <text:list-item>
                <text:p text:style-name="P24"><text:a xlink:type="simple" xlink:href="https://www.are.na/dxr-zone/website-references-li3rrnmvgtk" text:style-name="Internet_20_link" text:visited-style-name="Visited_20_Internet_20_Link">https://www.are.na/dxr-zone/website-references-li3rrnmvgtk</text:a> </text:p>
              </text:list-item>
              <text:list-item>
                <text:p text:style-name="P24"><text:a xlink:type="simple" xlink:href="mailto:leonardopuchetta21@gmail.com" text:style-name="Internet_20_link" text:visited-style-name="Visited_20_Internet_20_Link">leonardopuchetta21@gmail.com</text:a> </text:p>
              </text:list-item>
              <text:list-item>
                <text:p text:style-name="P24">ratm2000 </text:p>
              </text:list-item>
              <text:list-item>
                <text:p text:style-name="P24"/>
                <text:p text:style-name="P24"/>
              </text:list-item>
            </text:list>
          </table:table-cell>
        </table:table-row>
        <table:table-row>
          <table:table-cell table:style-name="Tabla1.A2" office:value-type="string">
            <text:list xml:id="list32516669" text:continue-numbering="true" text:style-name="L2">
              <text:list-item>
                <text:p text:style-name="P18"><text:span text:style-name="T3">Mapeo del sitio</text:span> </text:p>
              </text:list-item>
            </text:list>
          </table:table-cell>
          <table:table-cell table:style-name="Tabla1.A2" office:value-type="string">
            <text:list xml:id="list32535275" text:continue-numbering="true" text:style-name="L2">
              <text:list-item>
                <text:p text:style-name="P24">Recorrido del sitio en su estado basico mas funcional (diagrama de flujo )</text:p>
              </text:list-item>
            </text:list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list xml:id="list32525763" text:continue-numbering="true" text:style-name="L2">
              <text:list-item>
                <text:p text:style-name="P24"><text:span text:style-name="T4">Propuestas de diseno</text:span> </text:p>
              </text:list-item>
            </text:list>
          </table:table-cell>
          <table:table-cell table:style-name="Tabla1.A2" office:value-type="string">
            <text:list xml:id="list32542470" text:continue-numbering="true" text:style-name="L2">
              <text:list-item>
                <text:p text:style-name="P22">Figma herramienta para diseno de la vista </text:p>
              </text:list-item>
              <text:list-item>
                <text:p text:style-name="P24">Trabajo en capas , degradado , manejo de imagenes , distancias , texto ,etc ,etc . </text:p>
              </text:list-item>
            </text:list>
          </table:table-cell>
          <table:table-cell table:style-name="Tabla1.C2" office:value-type="string">
            <text:list xml:id="list32523401" text:continue-numbering="true" text:style-name="L2">
              <text:list-item>
                <text:p text:style-name="P24"><text:a xlink:type="simple" xlink:href="https://www.figma.com/file/IHVERK1xgY7eDgtL50j11D/Untitled?node-id=0%3A1" text:style-name="Internet_20_link" text:visited-style-name="Visited_20_Internet_20_Link">https://www.figma.com/file/IHVERK1xgY7eDgtL50j11D/Untitled?node-id=0%3A1</text:a> </text:p>
              </text:list-item>
            </text:list>
          </table:table-cell>
        </table:table-row>
        <table:table-row>
          <table:table-cell table:style-name="Tabla1.A2" office:value-type="string">
            <text:list xml:id="list32517131" text:continue-numbering="true" text:style-name="L2">
              <text:list-item>
                <text:p text:style-name="P22">Diseno basico en html,css , javascript </text:p>
              </text:list-item>
            </text:list>
          </table:table-cell>
          <table:table-cell table:style-name="Tabla1.A2" office:value-type="string">
            <text:list xml:id="list32522643" text:continue-numbering="true" text:style-name="L2">
              <text:list-item>
                <text:p text:style-name="P24">Atom para programar . </text:p>
              </text:list-item>
              <text:list-item>
                <text:p text:style-name="P24">Figma para disenar .</text:p>
              </text:list-item>
            </text:list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list xml:id="list32518210" text:continue-numbering="true" text:style-name="L2">
              <text:list-item>
                <text:p text:style-name="P24">Pasaje de Figma a Html </text:p>
              </text:list-item>
              <text:list-item>
                <text:p text:style-name="P24"><text:span text:style-name="Strong_20_Emphasis"><text:span text:style-name="Emphasis"><text:span text:style-name="T10">developer handoff</text:span></text:span></text:span> <text:s/></text:p>
              </text:list-item>
            </text:list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</table:table>
      <text:p text:style-name="P2"/>
      <text:p text:style-name="P2"/>
      <text:p text:style-name="P2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6"><text:span text:style-name="T1">Tomaco Studio</text:span> </text:p>
            <text:p text:style-name="P5"/>
          </table:table-cell>
          <table:table-cell table:style-name="Tabla2.C1" office:value-type="string">
            <text:p text:style-name="P4"/>
          </table:table-cell>
        </table:table-row>
        <table:table-row>
          <table:table-cell table:style-name="Tabla2.A2" office:value-type="string">
            <text:list xml:id="list1845715981404650135" text:style-name="L3">
              <text:list-item>
                <text:p text:style-name="P19">Logo </text:p>
              </text:list-item>
            </text:list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list xml:id="list32529432" text:continue-numbering="true" text:style-name="L3">
              <text:list-item>
                <text:p text:style-name="P19">Funcionalidades </text:p>
              </text:list-item>
            </text:list>
          </table:table-cell>
          <table:table-cell table:style-name="Tabla2.A2" office:value-type="string">
            <text:list xml:id="list32546797" text:continue-numbering="true" text:style-name="L3">
              <text:list-item>
                <text:p text:style-name="P19">Semillas – influencias – crecimiento , otros sitios </text:p>
              </text:list-item>
            </text:list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list xml:id="list32518565" text:continue-numbering="true" text:style-name="L3">
              <text:list-item>
                <text:p text:style-name="P19">Imagenes </text:p>
              </text:list-item>
            </text:list>
          </table:table-cell>
          <table:table-cell table:style-name="Tabla2.A2" office:value-type="string">
            <text:list xml:id="list32541511" text:continue-numbering="true" text:style-name="L3">
              <text:list-item>
                <text:p text:style-name="P19">Campo </text:p>
              </text:list-item>
              <text:list-item>
                <text:p text:style-name="P19"><text:soft-page-break/>Noche </text:p>
              </text:list-item>
              <text:list-item>
                <text:p text:style-name="P19">Perros </text:p>
              </text:list-item>
            </text:list>
            <text:p text:style-name="P5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list xml:id="list32546479" text:continue-numbering="true" text:style-name="L3">
              <text:list-item>
                <text:p text:style-name="P19">Creditos , colaboradores </text:p>
              </text:list-item>
              <text:list-item>
                <text:p text:style-name="P19"/>
              </text:list-item>
            </text:list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 var" svg:font-family="'Inter var', apple-system, BlinkMacSystemFont, 'Segoe UI', 'Helvetica Neue', Helvetica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11-09T20:10:57.96</meta:creation-date>
    <meta:generator>OpenOffice/4.1.7$Win32 OpenOffice.org_project/417m1$Build-9800</meta:generator>
    <dc:date>2021-11-29T12:30:31.24</dc:date>
    <dc:creator>leo puche</dc:creator>
    <meta:editing-duration>P9DT6H21M18S</meta:editing-duration>
    <meta:editing-cycles>6</meta:editing-cycles>
    <meta:document-statistic meta:table-count="2" meta:image-count="0" meta:object-count="0" meta:page-count="3" meta:paragraph-count="56" meta:word-count="327" meta:character-count="2182"/>
  </office:meta>
</office:document-meta>
</file>